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04ab" officeooo:paragraph-rsid="000e04ab"/>
    </style:style>
    <style:style style:name="P2" style:family="paragraph" style:parent-style-name="Standard">
      <style:text-properties officeooo:rsid="000e04ab" officeooo:paragraph-rsid="000e4a5b"/>
    </style:style>
    <style:style style:name="P3" style:family="paragraph" style:parent-style-name="Standard">
      <style:text-properties officeooo:rsid="000f985e" officeooo:paragraph-rsid="000f985e"/>
    </style:style>
    <style:style style:name="P4" style:family="paragraph" style:parent-style-name="Standard">
      <style:text-properties officeooo:rsid="00104aef" officeooo:paragraph-rsid="00104aef"/>
    </style:style>
    <style:style style:name="T1" style:family="text">
      <style:text-properties officeooo:rsid="000e04ab"/>
    </style:style>
    <style:style style:name="T2" style:family="text">
      <style:text-properties officeooo:rsid="000e4a5b"/>
    </style:style>
    <style:style style:name="T3" style:family="text">
      <style:text-properties officeooo:rsid="000f98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State of the art</text:p>
      <text:p text:style-name="P2">Overflows ha<text:span text:style-name="T2">ve</text:span> been observed from a long time through direct (research vessels) and in-situ measurements (mooring arrays). The information obtained from this sources has been very important to characterize the nature of the Denmark Strait overflow, but the information remains insufficient due to the highly variable nature of the fluid and the sparseness in time and space of this measurements. Furthermore, the small scale of the <text:span text:style-name="T3">signature of the sea surface height</text:span> (10km) <text:span text:style-name="T2">makes</text:span> the information coming from <text:span text:style-name="T2">current satellite</text:span> altimetry inadecuate to use on this purpose. <text:span text:style-name="T2">The main limitations of standard nadir-looking radar altimeters are the lack of coverage (punctual data) and the spatial resolution. These missions were not able to resolve scales shorter than 200 km, but future altimetric missions like SWOT opens a new possibility. It will provide altimetric information over a 120 km wide swath with a resolution of 10 km.</text:span></text:p>
      <text:p text:style-name="P2"/>
      <text:p text:style-name="P2"/>
      <text:p text:style-name="P1"/>
      <text:p text:style-name="P3">3) <text:span text:style-name="T1">Objectives of the project</text:span></text:p>
      <text:p text:style-name="P4">The main objective of the project is to determine if there is a correlation between the magnitude of the transport and the signature of the overflow at the sea surface height. If this is the case, a second and direct quantity observed is the center of the vein in a horizontal plain.</text:p>
      <text:p text:style-name="P3"/>
      <text:p text:style-name="P3"/>
      <text:p text:style-name="P1"><text:span text:style-name="T3">4) </text:span>Scientific program</text:p>
      <text:p text:style-name="P1">a) Task description:</text:p>
      <text:p text:style-name="P1">i) - Short and fast introduction to modeling. Interest and definition. Space and time discretizations. Model of the advection equation. <text:line-break/>- Direct application of modeling: NEMO. Description and particularities <text:line-break/>ii) - Diagnostics on outputs with different vertical coordinates. Tools development. <text:line-break/>- Impact of the vertical resolution on the ssh <text:line-break/>iii) Inverse problem: overflow path and transport from the ssh.</text:p>
      <text:p text:style-name="P1">b) Outcomes:</text:p>
      <text:p text:style-name="P1">c) Risk and solu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21:47:13.025576156</meta:creation-date>
    <dc:date>2017-01-18T23:31:26.584098526</dc:date>
    <meta:editing-duration>PT13M42S</meta:editing-duration>
    <meta:editing-cycles>1</meta:editing-cycles>
    <meta:document-statistic meta:table-count="0" meta:image-count="0" meta:object-count="0" meta:page-count="1" meta:paragraph-count="9" meta:word-count="278" meta:character-count="1745" meta:non-whitespace-character-count="1469"/>
    <meta:generator>LibreOffice/4.2.8.2$Linux_X86_64 LibreOffice_project/420m0$Build-2</meta:generator>
  </office:meta>
</office:document-meta>
</file>